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justify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PreformattedText" style:family="paragraph">
      <style:text-properties fo:color="#4EA72E"/>
    </style:style>
    <style:style style:name="P5" style:parent-style-name="PreformattedText" style:family="paragraph">
      <style:text-properties fo:color="#4EA72E"/>
    </style:style>
    <style:style style:name="P6" style:parent-style-name="PreformattedText" style:family="paragraph">
      <style:text-properties fo:color="#4EA72E"/>
    </style:style>
    <style:style style:name="P7" style:parent-style-name="PreformattedText" style:family="paragraph">
      <style:text-properties fo:color="#4EA72E"/>
    </style:style>
    <style:style style:name="P8" style:parent-style-name="PreformattedText" style:family="paragraph">
      <style:text-properties fo:color="#4EA72E"/>
    </style:style>
    <style:style style:name="P9" style:parent-style-name="PreformattedText" style:family="paragraph">
      <style:text-properties fo:color="#4EA72E"/>
    </style:style>
    <style:style style:name="P10" style:parent-style-name="PreformattedText" style:family="paragraph">
      <style:text-properties fo:color="#4EA72E"/>
    </style:style>
    <style:style style:name="P11" style:parent-style-name="PreformattedText" style:family="paragraph">
      <style:text-properties fo:color="#4EA72E"/>
    </style:style>
    <style:style style:name="P12" style:parent-style-name="PreformattedText" style:family="paragraph">
      <style:text-properties fo:color="#4EA72E"/>
    </style:style>
    <style:style style:name="P13" style:parent-style-name="PreformattedText" style:family="paragraph">
      <style:text-properties fo:color="#4EA72E"/>
    </style:style>
    <style:style style:name="P14" style:parent-style-name="PreformattedText" style:family="paragraph">
      <style:text-properties fo:color="#4EA72E"/>
    </style:style>
    <style:style style:name="P15" style:parent-style-name="PreformattedText" style:family="paragraph">
      <style:text-properties fo:color="#4EA72E"/>
    </style:style>
    <style:style style:name="P16" style:parent-style-name="PreformattedText" style:family="paragraph">
      <style:text-properties fo:color="#4EA72E"/>
    </style:style>
    <style:style style:name="P17" style:parent-style-name="PreformattedText" style:family="paragraph">
      <style:text-properties fo:color="#4EA72E"/>
    </style:style>
    <style:style style:name="P18" style:parent-style-name="PreformattedText" style:family="paragraph">
      <style:text-properties fo:color="#4EA72E"/>
    </style:style>
    <style:style style:name="P19" style:parent-style-name="PreformattedText" style:family="paragraph">
      <style:text-properties fo:color="#4EA72E"/>
    </style:style>
    <style:style style:name="P20" style:parent-style-name="PreformattedText" style:family="paragraph">
      <style:text-properties fo:color="#4EA72E"/>
    </style:style>
    <style:style style:name="P21" style:parent-style-name="PreformattedText" style:family="paragraph">
      <style:text-properties fo:color="#156082"/>
    </style:style>
    <style:style style:name="P22" style:parent-style-name="PreformattedText" style:family="paragraph">
      <style:text-properties fo:color="#156082"/>
    </style:style>
    <style:style style:name="P23" style:parent-style-name="PreformattedText" style:family="paragraph">
      <style:text-properties fo:color="#156082"/>
    </style:style>
    <style:style style:name="P24" style:parent-style-name="PreformattedText" style:family="paragraph">
      <style:paragraph-properties fo:margin-bottom="0.1965in"/>
    </style:style>
    <style:style style:name="P25" style:parent-style-name="Textbody" style:family="paragraph">
      <style:paragraph-properties fo:text-align="justify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Textbody" style:family="paragraph">
      <style:paragraph-properties fo:text-align="justify"/>
    </style:style>
    <style:style style:name="P28" style:parent-style-name="PreformattedText" style:family="paragraph">
      <style:paragraph-properties fo:margin-bottom="0.1965in"/>
    </style:style>
    <style:style style:name="P29" style:parent-style-name="PreformattedText" style:family="paragraph">
      <style:paragraph-properties fo:margin-bottom="0.1965in"/>
      <style:text-properties style:font-name="Aptos" fo:font-size="12pt" style:font-size-asian="12pt" style:font-size-complex="12pt"/>
    </style:style>
    <style:style style:name="P30" style:parent-style-name="PreformattedText" style:family="paragraph">
      <style:paragraph-properties fo:margin-bottom="0.1965in"/>
      <style:text-properties style:font-name="Aptos" fo:font-size="12pt" style:font-size-asian="12pt" style:font-size-complex="12pt" fo:language="es" fo:country="ES"/>
    </style:style>
    <style:style style:name="P31" style:parent-style-name="PreformattedText" style:family="paragraph">
      <style:paragraph-properties fo:margin-bottom="0.1965in"/>
      <style:text-properties style:font-name="Aptos" fo:font-size="12pt" style:font-size-asian="12pt" style:font-size-complex="12pt" fo:language="es" fo:country="ES"/>
    </style:style>
    <style:style style:name="P32" style:parent-style-name="Textbody" style:family="paragraph">
      <style:paragraph-properties fo:text-align="justify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Textbody" style:family="paragraph">
      <style:paragraph-properties fo:text-align="justify"/>
    </style:style>
    <style:style style:name="P35" style:parent-style-name="PreformattedText" style:family="paragraph">
      <style:paragraph-properties fo:margin-bottom="0.1965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 fo:margin-left="0.4909in">
        <style:tab-stops/>
      </style:paragraph-properties>
    </style:style>
    <style:style style:name="P38" style:parent-style-name="Textbody" style:family="paragraph">
      <style:paragraph-properties fo:margin-bottom="0in" fo:margin-left="0.4909in">
        <style:tab-stops/>
      </style:paragraph-properties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 fo:margin-left="0.4909in">
        <style:tab-stops/>
      </style:paragraph-properties>
    </style:style>
    <style:style style:name="T41" style:parent-style-name="CódigoHTML" style:family="text">
      <style:text-properties style:font-name-asian="Droid Sans Fallback" fo:font-weight="bold" style:font-weight-asian="bold" style:font-weight-complex="bold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 fo:margin-left="0.4909in">
        <style:tab-stops/>
      </style:paragraph-properties>
    </style:style>
    <style:style style:name="T45" style:parent-style-name="Fuentedepárrafopredeter." style:family="text">
      <style:text-properties style:font-name="Aptos"/>
    </style:style>
    <style:style style:name="T46" style:parent-style-name="CódigoHTML" style:family="text">
      <style:text-properties style:font-name="Aptos" style:font-name-asian="Droid Sans Fallback"/>
    </style:style>
    <style:style style:name="T47" style:parent-style-name="Fuentedepárrafopredeter." style:family="text">
      <style:text-properties style:font-name="Aptos"/>
    </style:style>
    <style:style style:name="T48" style:parent-style-name="Textoennegrita" style:family="text">
      <style:text-properties style:font-name="Aptos" fo:font-weight="normal" style:font-weight-asian="normal" style:font-weight-complex="normal"/>
    </style:style>
    <style:style style:name="T49" style:parent-style-name="Fuentedepárrafopredeter." style:family="text">
      <style:text-properties style:font-name="Aptos"/>
    </style:style>
    <style:style style:name="T50" style:parent-style-name="CódigoHTML" style:family="text">
      <style:text-properties style:font-name="Aptos" style:font-name-asian="Droid Sans Fallback"/>
    </style:style>
    <style:style style:name="T51" style:parent-style-name="Fuentedepárrafopredeter." style:family="text">
      <style:text-properties style:font-name="Aptos"/>
    </style:style>
    <style:style style:name="P52" style:parent-style-name="Textbody" style:family="paragraph">
      <style:paragraph-properties fo:margin-bottom="0in" fo:margin-left="0.4909in">
        <style:tab-stops/>
      </style:paragraph-properties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 fo:margin-left="0.4909in">
        <style:tab-stops/>
      </style:paragraph-properties>
    </style:style>
    <style:style style:name="P55" style:parent-style-name="Textbody" style:family="paragraph">
      <style:paragraph-properties fo:margin-bottom="0in" fo:margin-left="0.4909in">
        <style:tab-stops/>
      </style:paragraph-properties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 fo:margin-left="0.4909in">
        <style:tab-stops/>
      </style:paragraph-properties>
    </style:style>
    <style:style style:name="P58" style:parent-style-name="Textbody" style:family="paragraph">
      <style:paragraph-properties fo:margin-bottom="0in" fo:margin-left="0.4909in">
        <style:tab-stops/>
      </style:paragraph-properties>
    </style:style>
    <style:style style:name="P59" style:parent-style-name="Textbody" style:family="paragraph">
      <style:paragraph-properties fo:margin-bottom="0in" fo:margin-left="0.4909in">
        <style:tab-stops/>
      </style:paragraph-properties>
    </style:style>
    <style:style style:name="P60" style:parent-style-name="Textbody" style:family="paragraph">
      <style:paragraph-properties fo:margin-bottom="0in" fo:margin-left="0.4909in">
        <style:tab-stops/>
      </style:paragraph-properties>
    </style:style>
    <style:style style:name="P61" style:parent-style-name="Textbody" style:family="paragraph">
      <style:paragraph-properties fo:margin-bottom="0in"/>
    </style:style>
    <style:style style:name="P62" style:parent-style-name="Textbody" style:family="paragraph">
      <style:paragraph-properties fo:margin-left="0.4909in">
        <style:tab-stops/>
      </style:paragraph-properties>
    </style:style>
    <style:style style:name="P63" style:parent-style-name="Textbody" style:family="paragraph">
      <style:paragraph-properties fo:margin-left="0.4909in">
        <style:tab-stops/>
      </style:paragraph-properties>
    </style:style>
    <style:style style:name="P64" style:parent-style-name="Textbody" style:family="paragraph">
      <style:paragraph-properties fo:margin-left="0.4909in">
        <style:tab-stops/>
      </style:paragraph-properties>
    </style:style>
    <style:style style:name="P65" style:parent-style-name="Textbody" style:family="paragraph">
      <style:paragraph-properties fo:margin-left="0.4909in">
        <style:tab-stops/>
      </style:paragraph-properties>
    </style:style>
    <style:style style:name="P66" style:parent-style-name="Textbody" style:family="paragraph">
      <style:paragraph-properties fo:margin-left="0.4909in">
        <style:tab-stops/>
      </style:paragraph-properties>
    </style:style>
    <style:style style:name="P67" style:parent-style-name="Textbody" style:family="paragraph">
      <style:paragraph-properties fo:margin-left="0.4909in">
        <style:tab-stops/>
      </style:paragraph-properties>
    </style:style>
    <style:style style:name="P68" style:parent-style-name="Textbody" style:family="paragraph">
      <style:paragraph-properties fo:margin-left="0.4909in">
        <style:tab-stops/>
      </style:paragraph-properties>
    </style:style>
    <style:style style:name="P69" style:parent-style-name="Textbody" style:family="paragraph">
      <style:paragraph-properties fo:margin-left="0.4909in">
        <style:tab-stops/>
      </style:paragraph-properties>
    </style:style>
    <style:style style:name="P70" style:parent-style-name="Textbody" style:family="paragraph">
      <style:paragraph-properties fo:margin-left="0.4909in">
        <style:tab-stops/>
      </style:paragraph-properties>
    </style:style>
    <style:style style:name="P71" style:parent-style-name="Textbody" style:family="paragraph">
      <style:paragraph-properties fo:margin-left="0.4909in">
        <style:tab-stops/>
      </style:paragraph-properties>
    </style:style>
    <style:style style:name="P72" style:parent-style-name="Textbody" style:family="paragraph">
      <style:paragraph-properties fo:margin-bottom="0in" fo:margin-left="0.4909in">
        <style:tab-stops/>
      </style:paragraph-properties>
    </style:style>
    <style:style style:name="P73" style:parent-style-name="Textbody" style:family="paragraph"/>
    <style:style style:name="P74" style:parent-style-name="Textbody" style:family="paragraph">
      <style:paragraph-properties fo:margin-left="0.4909in">
        <style:tab-stops/>
      </style:paragraph-properties>
    </style:style>
    <style:style style:name="P75" style:parent-style-name="Textbody" style:family="paragraph">
      <style:paragraph-properties fo:margin-left="0.4909in">
        <style:tab-stops/>
      </style:paragraph-properties>
    </style:style>
    <style:style style:name="P76" style:parent-style-name="Textbody" style:family="paragraph">
      <style:paragraph-properties fo:margin-left="0.4909in">
        <style:tab-stops/>
      </style:paragraph-properties>
    </style:style>
    <style:style style:name="P77" style:parent-style-name="Textbody" style:family="paragraph">
      <style:paragraph-properties fo:text-align="justify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P79" style:parent-style-name="Textbody" style:family="paragraph">
      <style:paragraph-properties fo:text-align="justify"/>
    </style:style>
    <style:style style:name="P80" style:parent-style-name="PreformattedText" style:family="paragraph">
      <style:paragraph-properties fo:margin-bottom="0.1965in"/>
    </style:style>
    <style:style style:name="P81" style:parent-style-name="Textbody" style:family="paragraph">
      <style:paragraph-properties fo:margin-bottom="0in"/>
    </style:style>
    <style:style style:name="P82" style:parent-style-name="Textbody" style:family="paragraph">
      <style:paragraph-properties fo:margin-bottom="0in" fo:margin-left="0.4909in">
        <style:tab-stops/>
      </style:paragraph-properties>
    </style:style>
    <style:style style:name="P83" style:parent-style-name="Textbody" style:family="paragraph">
      <style:paragraph-properties fo:margin-bottom="0in" fo:margin-left="0.4909in">
        <style:tab-stops/>
      </style:paragraph-properties>
    </style:style>
    <style:style style:name="P84" style:parent-style-name="Textbody" style:family="paragraph">
      <style:paragraph-properties fo:margin-bottom="0in"/>
    </style:style>
    <style:style style:name="P85" style:parent-style-name="Textbody" style:family="paragraph">
      <style:paragraph-properties fo:margin-bottom="0in" fo:margin-left="0.4909in">
        <style:tab-stops/>
      </style:paragraph-properties>
    </style:style>
    <style:style style:name="P86" style:parent-style-name="Textbody" style:family="paragraph">
      <style:paragraph-properties fo:margin-bottom="0in" fo:margin-left="0.4909in">
        <style:tab-stops/>
      </style:paragraph-properties>
    </style:style>
    <style:style style:name="P87" style:parent-style-name="Textbody" style:family="paragraph">
      <style:paragraph-properties fo:margin-bottom="0in" fo:margin-left="0.4909in">
        <style:tab-stops/>
      </style:paragraph-properties>
    </style:style>
    <style:style style:name="P88" style:parent-style-name="Textbody" style:family="paragraph">
      <style:paragraph-properties fo:margin-bottom="0in" fo:margin-left="0.4909in">
        <style:tab-stops/>
      </style:paragraph-properties>
    </style:style>
    <style:style style:name="P89" style:parent-style-name="Textbody" style:family="paragraph">
      <style:paragraph-properties fo:margin-bottom="0in"/>
    </style:style>
    <style:style style:name="P90" style:parent-style-name="Textbody" style:family="paragraph">
      <style:paragraph-properties fo:margin-bottom="0in" fo:margin-left="0.4909in">
        <style:tab-stops/>
      </style:paragraph-properties>
    </style:style>
    <style:style style:name="P91" style:parent-style-name="Textbody" style:family="paragraph">
      <style:paragraph-properties fo:margin-bottom="0in"/>
    </style:style>
    <style:style style:name="P92" style:parent-style-name="Párrafodelista" style:family="paragraph">
      <style:text-properties fo:language="es" fo:country="ES"/>
    </style:style>
    <style:style style:name="P93" style:parent-style-name="Textbody" style:family="paragraph">
      <style:paragraph-properties fo:margin-bottom="0in" fo:margin-left="0.4909in">
        <style:tab-stops/>
      </style:paragraph-properties>
    </style:style>
    <style:style style:name="T94" style:parent-style-name="Fuentedepárrafopredeter." style:family="text">
      <style:text-properties fo:language="es" fo:country="ES"/>
    </style:style>
    <style:style style:name="P95" style:parent-style-name="Textbody" style:family="paragraph">
      <style:paragraph-properties fo:margin-bottom="0in" fo:margin-left="0.4909in">
        <style:tab-stops/>
      </style:paragraph-properties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>
      <style:paragraph-properties fo:margin-bottom="0in" fo:margin-left="0.4909in">
        <style:tab-stops/>
      </style:paragraph-properties>
    </style:style>
    <style:style style:name="P98" style:parent-style-name="Textbody" style:family="paragraph">
      <style:paragraph-properties fo:margin-bottom="0in" fo:margin-left="0.4909in">
        <style:tab-stops/>
      </style:paragraph-properties>
    </style:style>
    <style:style style:name="P99" style:parent-style-name="Textbody" style:family="paragraph"/>
    <style:style style:name="P100" style:parent-style-name="Standard" style:family="paragraph">
      <style:paragraph-properties fo:text-indent="0.4909in"/>
    </style:style>
    <style:style style:name="P101" style:parent-style-name="Standard" style:family="paragraph">
      <style:paragraph-properties fo:text-indent="0.4923in"/>
    </style:style>
  </office:automatic-styles>
  <office:body>
    <office:text text:use-soft-page-breaks="true">
      <text:p text:style-name="P1">Estudia i executa aquest tall de codi:</text:p>
      <text:p text:style-name="P2"><text:span text:style-name="T3">Exercici 1-.</text:span><text:s/>Acoloreix en verd la part que s'executa al client i en blau la part s'executa al servidor? Deixa en negre la part que no s'executa, és a dir, la part estàtica.</text:p>
      <text:p text:style-name="PreformattedText">&lt;!DOCTYPE html PUBLIC "-//W3C//DTD XHTML 1.0 Transitional//EN" "http://www.w3.org/TR/xhtml1/DTD/xhtml1-transitional.dtd"&gt;</text:p>
      <text:p text:style-name="PreformattedText">&lt;html xmlns="http://www.w3.org/1999/xhtml"&gt;</text:p>
      <text:p text:style-name="PreformattedText">&lt;head&gt;</text:p>
      <text:p text:style-name="PreformattedText">&lt;meta http-equiv="Content-Type" content="text/html; charset=UTF-8"&gt;</text:p>
      <text:p text:style-name="PreformattedText"/>
      <text:p text:style-name="PreformattedText">&lt;title&gt;Pràctica hello world&lt;/title&gt;</text:p>
      <text:p text:style-name="PreformattedText"/>
      <text:p text:style-name="P4">&lt;script type="text/javascript"&gt;</text:p>
      <text:p text:style-name="P5">var i=0;</text:p>
      <text:p text:style-name="P6">var ii=1; <text:s text:c="2"/></text:p>
      <text:p text:style-name="P7">function f_incrementa(){</text:p>
      <text:p text:style-name="P8"><text:s text:c="3"/>var iii=i+ii;</text:p>
      <text:p text:style-name="P9"><text:s text:c="3"/>i= ii;</text:p>
      <text:p text:style-name="P10"><text:s text:c="3"/>ii=iii;</text:p>
      <text:p text:style-name="P11"><text:s text:c="3"/>document.getElementById('incrementa').innerHTML += ', ' + iii; <text:s text:c="2"/></text:p>
      <text:p text:style-name="P12"><text:s text:c="3"/>return false;</text:p>
      <text:p text:style-name="P13">};</text:p>
      <text:p text:style-name="P14">&lt;/script&gt;</text:p>
      <text:p text:style-name="P15"/>
      <text:p text:style-name="P16">&lt;style type="text/css"&gt;</text:p>
      <text:p text:style-name="P17"/>
      <text:p text:style-name="P18">&lt;/style&gt;</text:p>
      <text:p text:style-name="P19"/>
      <text:p text:style-name="P20">&lt;/head&gt;</text:p>
      <text:p text:style-name="PreformattedText"/>
      <text:p text:style-name="PreformattedText">&lt;body&gt;</text:p>
      <text:p text:style-name="P21"><text:s text:c="4"/>&lt;?php</text:p>
      <text:p text:style-name="P22"><text:s text:c="4"/>echo( "&lt;h1&gt;La meva série fibornaci&lt;/H1&gt;" );</text:p>
      <text:p text:style-name="P23"><text:s text:c="4"/>?&gt;</text:p>
      <text:p text:style-name="PreformattedText"><text:s text:c="4"/>&lt;b id='incrementa'&gt;0&lt;/b&gt; &lt;/p&gt;</text:p>
      <text:p text:style-name="PreformattedText"><text:s text:c="4"/>&lt;input type='button' onclick='f_incrementa()' value='Següent'/&gt;</text:p>
      <text:p text:style-name="PreformattedText">&lt;p&gt;</text:p>
      <text:p text:style-name="PreformattedText">Benvinguts al curs de PHP. <text:s/></text:p>
      <text:p text:style-name="PreformattedText">&lt;/p&gt;</text:p>
      <text:p text:style-name="PreformattedText">&lt;/body&gt;</text:p>
      <text:p text:style-name="P24">&lt;/html&gt;</text:p>
      <text:p text:style-name="P25"><text:span text:style-name="T26">Exercici 2-.</text:span><text:s/>En aquest exercici practiquem l'obtenció del llenguatge de marques per mostrar al client.</text:p>
      <text:p text:style-name="P27">Executa aquest codi PHP i identifica quina part de la pàgina HTML resultant s'ha generat dinàmicament.</text:p>
      <text:p text:style-name="PreformattedText">&lt;!DOCTYPE html PUBLIC "-//W3C//DTD XHTML 1.0 Transitional//EN" "http://www.w3.org/TR/xhtml1/DTD/xhtml1-transitional.dtd"&gt;</text:p>
      <text:p text:style-name="PreformattedText">&lt;html xmlns="http://www.w3.org/1999/xhtml"&gt;</text:p>
      <text:p text:style-name="PreformattedText">&lt;head&gt;</text:p>
      <text:p text:style-name="PreformattedText">&lt;meta http-equiv="Content-Type" content="text/html; charset=UTF-8"&gt;</text:p>
      <text:p text:style-name="PreformattedText"/>
      <text:p text:style-name="PreformattedText">&lt;title&gt;Pràctica hello world&lt;/title&gt;</text:p>
      <text:p text:style-name="PreformattedText"/>
      <text:p text:style-name="PreformattedText">&lt;/head&gt;</text:p>
      <text:p text:style-name="PreformattedText"/>
      <text:soft-page-break/>
      <text:p text:style-name="PreformattedText">&lt;body&gt;</text:p>
      <text:p text:style-name="PreformattedText">&lt;?php</text:p>
      <text:p text:style-name="PreformattedText"><text:s text:c="3"/>echo( "&lt;h1&gt;Hello world&lt;/H1&gt;" );</text:p>
      <text:p text:style-name="PreformattedText">?&gt;</text:p>
      <text:p text:style-name="PreformattedText">&lt;p&gt;</text:p>
      <text:p text:style-name="PreformattedText">Benvinguts al curs de PHP. <text:s/></text:p>
      <text:p text:style-name="PreformattedText">&lt;/p&gt;</text:p>
      <text:p text:style-name="PreformattedText">&lt;/body&gt;</text:p>
      <text:p text:style-name="P28">&lt;/html&gt;</text:p>
      <text:p text:style-name="P29"/>
      <text:p text:style-name="P30">Quan s’executa al servidor, el PHP genera el següent HTML que rep el client:</text:p>
      <text:p text:style-name="P31">&lt;h1&gt;Hello world&lt;/h1&gt;</text:p>
      <text:p text:style-name="P32"><text:span text:style-name="T33">Exercici 3-.</text:span><text:s/>PHP és un llenguatge<text:s/><text:a xlink:href="http://ca.wikipedia.org/wiki/Llenguatge_de_programació#Tipus_est.C3.A0tics_versus_din.C3.A0mics" office:target-frame-name="_top" xlink:show="replace">dinàmicament tipat</text:a>. Els tipus que treballarem en aquest exercici són: enters, booleans, coma flotant, cadenes de caràcters i objectes.</text:p>
      <text:p text:style-name="P34">Observa ara aquest tall de codi:</text:p>
      <text:p text:style-name="PreformattedText">&lt;?php</text:p>
      <text:p text:style-name="PreformattedText">$i = 12;</text:p>
      <text:p text:style-name="PreformattedText">$tipus_de_i = gettype( $i );</text:p>
      <text:p text:style-name="PreformattedText">echo "La variable \$i</text:p>
      <text:p text:style-name="PreformattedText"><text:s text:c="6"/>conté el valor $i</text:p>
      <text:p text:style-name="PreformattedText"><text:s text:c="6"/>i és del tipus $tipus_de_i";</text:p>
      <text:p text:style-name="P35">?&gt;</text:p>
      <text:list text:style-name="LFO1" text:continue-numbering="true">
        <text:list-item>
          <text:p text:style-name="P36">Executa aquest codi.</text:p>
        </text:list-item>
      </text:list>
      <text:p text:style-name="P37">La variable $i conté el valor 12 i és del tipus integer</text:p>
      <text:p text:style-name="P38"/>
      <text:list text:style-name="LFO1" text:continue-numbering="true">
        <text:list-item>
          <text:p text:style-name="P39">Observa el comportament de les cometes màgiques de PHP, hem posat<text:s/><text:span text:style-name="Énfasis">$i</text:span><text:s/>dins la cadena i ens ha mostrat el seu valor.</text:p>
        </text:list-item>
      </text:list>
      <text:p text:style-name="P40">PHP, dins d’una cadena amb<text:s/><text:span text:style-name="Textoennegrita">cometes dobles<text:s/></text:span><text:span text:style-name="T41">" "</text:span>, interpreta les variables i en mostra el valor.</text:p>
      <text:p text:style-name="P42"/>
      <text:list text:style-name="LFO1" text:continue-numbering="true">
        <text:list-item>
          <text:p text:style-name="P43">Explica perquè em posat la barra invertida davant del símbol $.</text:p>
        </text:list-item>
      </text:list>
      <text:p text:style-name="P44"><text:span text:style-name="T45">S’ha posat<text:s/></text:span><text:span text:style-name="T46">\$i</text:span><text:span text:style-name="T47"><text:s/>perquè<text:s/></text:span><text:span text:style-name="T48">no volem substituir-la pel valor</text:span><text:span text:style-name="T49">, sinó mostrar literalment<text:s/></text:span><text:span text:style-name="T50">$i</text:span><text:span text:style-name="T51"><text:s/>a la pantalla.</text:span></text:p>
      <text:p text:style-name="P52"/>
      <text:list text:style-name="LFO1" text:continue-numbering="true">
        <text:list-item>
          <text:p text:style-name="P53">Digues de quin tipus és la variable $i.</text:p>
        </text:list-item>
      </text:list>
      <text:p text:style-name="P54">Integer</text:p>
      <text:p text:style-name="P55"/>
      <text:list text:style-name="LFO1" text:continue-numbering="true">
        <text:list-item>
          <text:p text:style-name="P56">Digues per a que serveix la funció gettype.</text:p>
        </text:list-item>
      </text:list>
      <text:p text:style-name="P57">Retorna una cadena amb el tipus de la variable</text:p>
      <text:p text:style-name="P58"/>
      <text:p text:style-name="P59"/>
      <text:p text:style-name="P60"/>
      <text:soft-page-break/>
      <text:list text:style-name="LFO1" text:continue-numbering="true">
        <text:list-item>
          <text:p text:style-name="P61">Exten el codi per tal de, a més de la variable<text:s/><text:span text:style-name="Énfasis">$i</text:span>, treballar igual amb variables de tipus: coma flotant, booleana i cadena de caracters.</text:p>
        </text:list-item>
      </text:list>
      <text:p text:style-name="P62">&lt;?php</text:p>
      <text:p text:style-name="P63">$i = 12;</text:p>
      <text:p text:style-name="P64">$f = 3.14;</text:p>
      <text:p text:style-name="P65">$b = true;</text:p>
      <text:p text:style-name="P66">$s = "Hola món";</text:p>
      <text:p text:style-name="P67"/>
      <text:p text:style-name="P68">echo "La variable \$i conté $i i és del tipus " . gettype($i) . "&lt;br&gt;";</text:p>
      <text:p text:style-name="P69">echo "La variable \$f conté $f i és del tipus " . gettype($f) . "&lt;br&gt;";</text:p>
      <text:p text:style-name="P70">echo "La variable \$b conté $b i és del tipus " . gettype($b) . "&lt;br&gt;";</text:p>
      <text:p text:style-name="P71">echo "La variable \$s conté $s i és del tipus " . gettype($s) . "&lt;br&gt;";</text:p>
      <text:p text:style-name="P72">?&gt;</text:p>
      <text:list text:style-name="LFO1" text:continue-numbering="true">
        <text:list-item>
          <text:p text:style-name="P73">Modifica el codi per saber de quin tipus és el valor que retorna gettype.</text:p>
        </text:list-item>
      </text:list>
      <text:p text:style-name="P74">$tipus = gettype($i);</text:p>
      <text:p text:style-name="P75">echo gettype($tipus);<text:s/></text:p>
      <text:p text:style-name="P76"/>
      <text:p text:style-name="P77"><text:span text:style-name="T78">Exercici 4-.<text:s/></text:span>PHP és un llenguatge orientat a objectes. Un dels tipus de variables són les (variables de tipus objecte)[http://php.net/manual/es/language.types.php]</text:p>
      <text:p text:style-name="P79">En aquest exercici declararem una variable de tipus objecte. En concret instànciarem un objecte de la classe<text:s/><text:span text:style-name="Énfasis">DateTime</text:span>. Després invocarem un métode de la classe datetime. PHP utilitza la notació fletxa ( -&gt; ) per a invocar mètodes:</text:p>
      <text:p text:style-name="PreformattedText">&lt;?php</text:p>
      <text:p text:style-name="PreformattedText">$d = new DateTime();</text:p>
      <text:p text:style-name="PreformattedText">$tipus_de_d = gettype( $d );</text:p>
      <text:p text:style-name="PreformattedText">echo "La variable \$d</text:p>
      <text:p text:style-name="PreformattedText"><text:s text:c="6"/>conté el valor " . $d-&gt;format( "d/m/Y") .</text:p>
      <text:p text:style-name="PreformattedText"><text:s text:c="6"/>" i és del tipus $tipus_de_d";</text:p>
      <text:p text:style-name="P80">?&gt;</text:p>
      <text:list text:style-name="LFO2" text:continue-numbering="true">
        <text:list-item>
          <text:p text:style-name="P81">Executa el codi anterior.</text:p>
        </text:list-item>
      </text:list>
      <text:p text:style-name="P82">La variable $d conté el valor 17/09/2025 i és del tipus object</text:p>
      <text:p text:style-name="P83"/>
      <text:list text:style-name="LFO2" text:continue-numbering="true">
        <text:list-item>
          <text:p text:style-name="P84">De quin tipus és la variable $d?</text:p>
        </text:list-item>
      </text:list>
      <text:p text:style-name="P85">Tipus Object</text:p>
      <text:p text:style-name="P86"/>
      <text:p text:style-name="P87"/>
      <text:p text:style-name="P88"/>
      <text:soft-page-break/>
      <text:list text:style-name="LFO2" text:continue-numbering="true">
        <text:list-item>
          <text:p text:style-name="P89">Observa que l'operador de concatenació de cadenes en php és el punt ( . )</text:p>
        </text:list-item>
      </text:list>
      <text:p text:style-name="P90"/>
      <text:list text:style-name="LFO2" text:continue-numbering="true">
        <text:list-item>
          <text:p text:style-name="P91">Que retorna la invocació del mètode format de la classe datetime?</text:p>
        </text:list-item>
      </text:list>
      <text:p text:style-name="P92"/>
      <text:p text:style-name="P93"><text:span text:style-name="T94">Retorna un string amb la data formatejada segons el patró (dia/mes/any).</text:span></text:p>
      <text:p text:style-name="P95"/>
      <text:list text:style-name="LFO2" text:continue-numbering="true">
        <text:list-item>
          <text:p text:style-name="P96">Prova a modificar el codi per a intentar mostrar $d tal com ho feiem a<text:s/><text:a xlink:href="http://uf.ctrl-alt-d.net/material/mostra/21/php-els-tipus-de-variables-primitius" office:target-frame-name="_top" xlink:show="replace">l'exercici anterior</text:a>. És a dir<text:s/><text:span text:style-name="Énfasis">echo "el valor de \$d és $d";</text:span><text:s/>Ha funcionat?</text:p>
        </text:list-item>
      </text:list>
      <text:p text:style-name="P97">echo "El valor de \$d és $d";</text:p>
      <text:p text:style-name="P98"/>
      <text:list text:style-name="LFO2" text:continue-numbering="true">
        <text:list-item>
          <text:p text:style-name="P99">Seria interessant, ara que sabem que la variable és de tipus objecte, conèixer de quina classe és aquell objecte. Això ho podem fer amb la funció<text:s/><text:span text:style-name="Énfasis">get_class()</text:span>. Una pista:<text:s/><text:span text:style-name="Énfasis">$classe_de_d = get_class( $d );</text:span></text:p>
        </text:list-item>
      </text:list>
      <text:p text:style-name="P100">$classe_de_d = get_class($d);</text:p>
      <text:p text:style-name="P101">echo "La variable \$d és un objecte de la classe $classe_de_d"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Énfasis" style:display-name="Énfasis" style:family="text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ES" style:language-asian="es" style:country-asian="ES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h text:style-name="Título2" text:outline-level="2">TASCA 002 Elements d'execució Client vs Servidor</text:h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RAU GASCÓN, GERARD</dc:creator>
    <meta:creation-date>2014-09-25T15:15:00Z</meta:creation-date>
    <dc:date>2025-09-17T11:09:00Z</dc:date>
    <meta:template xlink:href="Normal" xlink:type="simple"/>
    <meta:editing-cycles>4</meta:editing-cycles>
    <meta:editing-duration>PT600S</meta:editing-duration>
    <meta:document-statistic meta:page-count="4" meta:paragraph-count="9" meta:word-count="739" meta:character-count="4798" meta:row-count="33" meta:non-whitespace-character-count="4068"/>
  </office:meta>
</office:document-meta>
</file>